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gr4" style:family="graphic" style:parent-style-name="standard">
      <style:graphic-properties draw:stroke="none" svg:stroke-color="#000000" draw:fill="none" draw:fill-color="#ffffff" fo:min-height="3.9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4.1cm" svg:x="1.8cm" svg:y="1.3cm">
          <text:p text:style-name="P1">Markboo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1cm" svg:height="8.5cm" svg:x="7.401cm" svg:y="8.901cm">
          <text:p text:style-name="P1"/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7.401cm" svg:y1="15.601cm" svg:x2="15.401cm" svg:y2="15.601cm">
          <text:p/>
        </draw:line>
        <draw:line draw:style-name="gr2" draw:text-style-name="P1" draw:layer="layout" svg:x1="7.401cm" svg:y1="11.301cm" svg:x2="15.501cm" svg:y2="11.301cm">
          <text:p/>
        </draw:line>
        <draw:frame draw:style-name="gr3" draw:layer="layout" svg:width="6.6cm" svg:height="1.75cm" svg:x="7.901cm" svg:y="9.401cm">
          <draw:text-box>
            <text:p>Algorithm</text:p>
          </draw:text-box>
        </draw:frame>
        <draw:frame draw:style-name="gr4" draw:layer="layout" svg:width="8cm" svg:height="4.2cm" svg:x="7.401cm" svg:y="11.401cm">
          <draw:text-box>
            <text:p>Calculating the predicted grade for the end of the year</text:p>
          </draw:text-box>
        </draw:frame>
        <draw:line draw:style-name="gr5" draw:text-style-name="P1" draw:layer="layout" svg:x1="8cm" svg:y1="5.4cm" svg:x2="8.7cm" svg:y2="9cm">
          <text:p/>
        </draw:line>
        <draw:line draw:style-name="gr5" draw:text-style-name="P1" draw:layer="layout" svg:x1="8.9cm" svg:y1="17.4cm" svg:x2="8.9cm" svg:y2="21.9cm">
          <text:p/>
        </draw:line>
        <draw:custom-shape draw:style-name="gr1" draw:text-style-name="P1" draw:layer="layout" svg:width="5.71cm" svg:height="2cm" svg:x="6.2cm" svg:y="21.9cm">
          <text:p text:style-name="P1">Mark Book 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cm" svg:y1="21.9cm" svg:x2="17.1cm" svg:y2="21.9cm">
          <text:p/>
        </draw:line>
        <draw:line draw:style-name="gr2" draw:text-style-name="P1" draw:layer="layout" svg:x1="6.2cm" svg:y1="23.9cm" svg:x2="17.1cm" svg:y2="23.9cm">
          <text:p/>
        </draw:line>
        <draw:frame draw:style-name="gr6" draw:layer="layout" svg:width="6.3cm" svg:height="3.05cm" draw:transform="rotate (-1.29538337083019) translate (9.887cm 4.6cm)">
          <draw:text-box>
            <text:p>All end of unit grades</text:p>
          </draw:text-box>
        </draw:frame>
        <draw:frame draw:style-name="gr6" draw:layer="layout" svg:width="6.3cm" svg:height="3.05cm" draw:transform="rotate (-0.0345575191894885) translate (9.404cm 18.5cm)">
          <draw:text-box>
            <text:p>Predicted end of the year grade</text:p>
          </draw:text-box>
        </draw:frame>
      </draw:page>
      <draw:page draw:name="page2" draw:style-name="dp1" draw:master-page-name="Default">
        <draw:custom-shape draw:style-name="gr1" draw:text-style-name="P1" draw:layer="layout" svg:width="6.2cm" svg:height="4.1cm" svg:x="1.8cm" svg:y="2.4cm">
          <text:p text:style-name="P1">Markboo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1cm" svg:height="8.5cm" svg:x="7.401cm" svg:y="10.001cm">
          <text:p text:style-name="P1"/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7.401cm" svg:y1="16.701cm" svg:x2="15.401cm" svg:y2="16.701cm">
          <text:p/>
        </draw:line>
        <draw:line draw:style-name="gr2" draw:text-style-name="P1" draw:layer="layout" svg:x1="7.401cm" svg:y1="12.401cm" svg:x2="15.501cm" svg:y2="12.401cm">
          <text:p/>
        </draw:line>
        <draw:frame draw:style-name="gr3" draw:layer="layout" svg:width="6.6cm" svg:height="1.75cm" svg:x="7.901cm" svg:y="10.501cm">
          <draw:text-box>
            <text:p>Algorithm</text:p>
          </draw:text-box>
        </draw:frame>
        <draw:frame draw:style-name="gr4" draw:layer="layout" svg:width="8cm" svg:height="4.2cm" svg:x="7.401cm" svg:y="12.501cm">
          <draw:text-box>
            <text:p>Calculating the predicted grade for the end of the unit</text:p>
          </draw:text-box>
        </draw:frame>
        <draw:line draw:style-name="gr5" draw:text-style-name="P1" draw:layer="layout" svg:x1="8cm" svg:y1="6.5cm" svg:x2="8.7cm" svg:y2="10.1cm">
          <text:p/>
        </draw:line>
        <draw:line draw:style-name="gr5" draw:text-style-name="P1" draw:layer="layout" svg:x1="8.9cm" svg:y1="18.5cm" svg:x2="8.9cm" svg:y2="23cm">
          <text:p/>
        </draw:line>
        <draw:custom-shape draw:style-name="gr1" draw:text-style-name="P1" draw:layer="layout" svg:width="5.71cm" svg:height="2cm" svg:x="6.2cm" svg:y="23cm">
          <text:p text:style-name="P1">Mark Book 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cm" svg:y1="23cm" svg:x2="17.1cm" svg:y2="23cm">
          <text:p/>
        </draw:line>
        <draw:line draw:style-name="gr2" draw:text-style-name="P1" draw:layer="layout" svg:x1="6.2cm" svg:y1="25cm" svg:x2="17.1cm" svg:y2="25cm">
          <text:p/>
        </draw:line>
        <draw:frame draw:style-name="gr6" draw:layer="layout" svg:width="6.3cm" svg:height="3.05cm" draw:transform="rotate (-1.29538337083019) translate (10.135cm 5.008cm)">
          <draw:text-box>
            <text:p>All assignment grades from the same unit</text:p>
          </draw:text-box>
        </draw:frame>
        <draw:frame draw:style-name="gr6" draw:layer="layout" svg:width="6.3cm" svg:height="3.05cm" draw:transform="rotate (-0.0345575191894885) translate (9.404cm 19.6cm)">
          <draw:text-box>
            <text:p>Predicted end of the unit gra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3:14:57.967000000</meta:creation-date>
    <dc:date>2014-10-01T13:29:53.976000000</dc:date>
    <meta:editing-duration>PT2M47S</meta:editing-duration>
    <meta:editing-cycles>2</meta:editing-cycles>
    <meta:generator>LibreOffice/4.2.5.2$Windows_x86 LibreOffice_project/61cb170a04bb1f12e77c884eab9192be736ec5f5</meta:generator>
    <meta:document-statistic meta:object-count="26"/>
  </office:meta>
</office:document-meta>
</file>